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language="zxx" fo:country="none"/>
    </style:style>
    <style:style style:name="T4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SU RMS</text:p>
      <text:p text:style-name="P1">Last Updated:<text:span text:style-name="T1"> April 28, 2011</text:span></text:p>
      <text:p text:style-name="P2"/>
      <text:p text:style-name="P1">IK Algorithm</text:p>
      <text:p text:style-name="P2">This calculates all joint angles given the EE position, direction and rot vectors.</text:p>
      <text:p text:style-name="P2">Reference frame:</text:p>
      <text:p text:style-name="Standard"><text:span text:style-name="T1"><text:tab/></text:span><text:span text:style-name="T3">+X: Towards orbiter tail</text:span></text:p>
      <text:p text:style-name="Standard"><text:tab/>+Y: Towards port side (right from aft windows)</text:p>
      <text:p text:style-name="Standard"><text:span text:style-name="T3"><text:tab/>+Z: Up</text:span> </text:p>
      <text:p text:style-name="Standard">In the stowed position, the SP, EP and WP joints rotate around the Y-axis; the SY and WY joints rotate around the Z-axis; the WY joint rotates around the X-axis.</text:p>
      <text:p text:style-name="Standard"/>
      <text:list xml:id="list41585813" text:style-name="L1">
        <text:list-item>
          <text:p text:style-name="P4">Subtract direction vector (multiplied by WY-EE distance) to get target WY joint.</text:p>
        </text:list-item>
        <text:list-item>
          <text:p text:style-name="P4">All booms between shoulder joint and WY joint are in a plane. Calculate vector normal to boom plane and perpendicular to Z axis.</text:p>
        </text:list-item>
        <text:list-item>
          <text:p text:style-name="P4">SY angle is angle between boom plane and x-axis.</text:p>
        </text:list-item>
        <text:list-item>
          <text:p text:style-name="P4">WY angle is complementary with angle between EE dir and normal to boom plane.</text:p>
        </text:list-item>
        <text:list-item>
          <text:p text:style-name="P5"><text:span text:style-name="T2">The WP_Normal vector is the cross product of the EE dir vector and the boom plane normal vector. The angle between the WP_Normal vector and the z-axis is the EE pitch angle (WP+EP+SP). If the WY angle is 90</text:span><text:span text:style-name="T4">°</text:span><text:span text:style-name="T2"> (cross product is 0), the EE pitch angle is kept constant (i.e. The same as last timestep).</text:span></text:p>
        </text:list-item>
        <text:list-item>
          <text:p text:style-name="P4">WR angle is the angle between the WP_Normal vector and the EE rot vector.</text:p>
        </text:list-item>
        <text:list-item>
          <text:p text:style-name="P4">From WY position, boom plane and EE pitch angle, calculate target WP position.</text:p>
        </text:list-item>
        <text:list-item>
          <text:p text:style-name="P4">SP joint (coordinate frame origin), EP joint and WP joint form a triangle where the lengths of all 3 sides are known. Use cosine law to calculate SP and EP angles.</text:p>
        </text:list-item>
        <text:list-item>
          <text:p text:style-name="P4">Calculate the WP angle (EE pitch = WP+EP+SP).</text:p>
        </text:list-item>
      </text:list>
      <text:p text:style-name="P2"/>
      <text:p text:style-name="P1">Calculating EE position</text:p>
      <text:p text:style-name="P2">During single joint maneuvers, Orbiter's default calculations (rotation of VECTOR3 as part of the animation) is used to calculate the EE pos/dir/rot vectors. During IK maneuvers, the EE pos/dir/rot vectors are updated to the target values at each timestep. The position displayed on Panel A8 is always the value calculated by Orbi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3H41M48S</meta:editing-duration>
    <meta:editing-cycles>15</meta:editing-cycles>
    <meta:generator>OpenOffice.org/3.2$Win32 OpenOffice.org_project/320m12$Build-9483</meta:generator>
    <dc:date>2011-04-28T21:45:11.07</dc:date>
    <meta:document-statistic meta:table-count="0" meta:image-count="0" meta:object-count="0" meta:page-count="1" meta:paragraph-count="20" meta:word-count="312" meta:character-count="1752"/>
    <meta:user-defined meta:name="Info 1"/>
    <meta:user-defined meta:name="Info 2"/>
    <meta:user-defined meta:name="Info 3"/>
    <meta:user-defined meta:name="Info 4"/>
  </office:meta>
</office:document-meta>
</file>